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MonO" svg:font-family="MonO" style:font-pitch="fixed"/>
    <style:font-face style:name="Mono" svg:font-family="Mono" style:font-pitch="fixed"/>
    <style:font-face style:name="Mangal" svg:font-family="Mangal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4" style:family="table-column">
      <style:table-column-properties fo:break-before="auto" style:column-width="17mm"/>
    </style:style>
    <style:style style:name="co2" style:family="table-column">
      <style:table-column-properties fo:break-before="auto" style:column-width="29.02mm"/>
    </style:style>
    <style:style style:name="co3" style:family="table-column">
      <style:table-column-properties fo:break-before="auto" style:column-width="264.51mm"/>
    </style:style>
    <style:style style:name="co5" style:family="table-column">
      <style:table-column-properties fo:break-before="auto" style:column-width="15.01mm"/>
    </style:style>
    <style:style style:name="ro8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6.88mm" fo:break-before="auto" style:use-optimal-row-height="false"/>
    </style:style>
    <style:style style:name="ro5" style:family="table-row">
      <style:table-row-properties style:row-height="8.94mm" fo:break-before="auto" style:use-optimal-row-height="true"/>
    </style:style>
    <style:style style:name="ro6" style:family="table-row">
      <style:table-row-properties style:row-height="5.26mm" fo:break-before="auto" style:use-optimal-row-height="false"/>
    </style:style>
    <style:style style:name="ro7" style:family="table-row">
      <style:table-row-properties style:row-height="2.63mm" fo:break-before="auto" style:use-optimal-row-height="false"/>
    </style:style>
    <style:style style:name="ro9" style:family="table-row">
      <style:table-row-properties style:row-height="14.2mm" fo:break-before="auto" style:use-optimal-row-height="true"/>
    </style:style>
    <style:style style:name="ta2" style:family="table" style:master-page-name="PageStyle_5f_Plan3">
      <style:table-properties table:display="false" style:writing-mode="lr-tb"/>
    </style:style>
    <style:style style:name="ta3" style:family="table" style:master-page-name="PageStyle_5f_Plan1">
      <style:table-properties table:display="false" style:writing-mode="lr-tb"/>
    </style:style>
    <style:style style:name="ta4" style:family="table" style:master-page-name="PageStyle_5f_Conteúdo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ffd7d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Default">
      <style:table-cell-properties fo:border-bottom="0.74pt solid #000000" fo:background-color="#b4c7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" style:family="table-cell" style:parent-style-name="Default">
      <style:table-cell-properties fo:border-bottom="none" fo:background-color="#b4c7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" style:family="table-cell" style:parent-style-name="Default">
      <style:table-cell-properties fo:border-bottom="none" fo:background-color="#e8f2a1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Default">
      <style:table-cell-properties fo:border-bottom="none" fo:background-color="#e8f2a1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" style:family="table-cell" style:parent-style-name="Default">
      <style:table-cell-properties fo:border-bottom="none" fo:background-color="#e0c2c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2" style:family="table-cell" style:parent-style-name="Default">
      <style:table-cell-properties fo:border-bottom="none" fo:background-color="#00b05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4" style:family="table-cell" style:parent-style-name="Default">
      <style:text-properties fo:font-size="12pt" style:font-size-asian="12pt" style:font-size-complex="12pt"/>
    </style:style>
    <style:style style:name="ce7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6" style:family="table-cell" style:parent-style-name="Default">
      <style:table-cell-properties fo:background-color="#ffd7d7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7" style:family="table-cell" style:parent-style-name="Default">
      <style:table-cell-properties fo:background-color="#ffd7d7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8" style:family="table-cell" style:parent-style-name="Default">
      <style:table-cell-properties fo:background-color="#b4c7d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79" style:family="table-cell" style:parent-style-name="Default">
      <style:table-cell-properties fo:background-color="#e8f2a1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0" style:family="table-cell" style:parent-style-name="Default">
      <style:table-cell-properties fo:background-color="#e0c2c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81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2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3" style:family="table-cell" style:parent-style-name="Default">
      <style:table-cell-properties fo:background-color="#00a933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4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4" style:family="table-cell" style:parent-style-name="Default">
      <style:table-cell-properties fo:background-color="#81d41a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5c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5" style:family="table-cell" style:parent-style-name="Default">
      <style:table-cell-properties fo:background-color="#81d41a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28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8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8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9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9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92" style:family="table-cell" style:parent-style-name="Default">
      <style:text-properties fo:color="#0028ff" fo:font-size="14pt" fo:font-weight="bold" style:font-size-asian="14pt" style:font-weight-asian="bold" style:font-size-complex="14pt" style:font-weight-complex="bold"/>
    </style:style>
    <style:style style:name="ce9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9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9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9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9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9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9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4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10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10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T1" style:family="text">
      <style:text-properties style:font-name="Calibri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5pt" style:font-size-complex="15pt" style:font-weight-asian="bold" style:font-weight-complex="bold" style:font-style-asian="normal" style:font-style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color="#ff0000"/>
    </style:style>
    <style:style style:name="T4" style:family="text">
      <style:text-properties fo:color="#ff0000"/>
    </style:style>
    <style:style style:name="T5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7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color="#ffff38"/>
    </style:style>
    <style:style style:name="T9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color="#ffff38" fo:font-weight="bold" style:font-weight-asian="bold" style:font-weight-complex="bold"/>
    </style:style>
    <style:style style:name="T10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color="#ffff38" fo:font-weight="normal" style:font-weight-asian="normal" style:font-weight-complex="normal"/>
    </style:style>
    <style:style style:name="T11" style:family="text">
      <style:text-properties fo:color="#ffff38"/>
    </style:style>
    <style:style style:name="T12" style:family="text">
      <style:text-properties fo:color="#ffff38" fo:font-weight="bold" style:font-weight-asian="bold" style:font-weight-complex="bold"/>
    </style:style>
    <style:style style:name="T13" style:family="text">
      <style:text-properties fo:color="#ffff38" style:letter-kerning="true" fo:language="pt" fo:country="BR" style:language-asian="hi" style:country-asian="IN" style:font-name-asian="Mangal" style:font-size-asian="14pt" style:font-size-complex="14pt"/>
    </style:style>
    <style:style style:name="T14" style:family="text">
      <style:text-properties fo:color="#ffff38" style:letter-kerning="true" style:language-asian="hi" style:country-asian="IN" style:font-name-asian="Mangal" style:font-size-asian="14pt" style:font-size-complex="14pt"/>
    </style:style>
    <style:style style:name="T15" style:family="text">
      <style:text-properties fo:color="#ffffff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fo:color="#ffff00"/>
    </style:style>
    <style:style style:name="T17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/>
    </style:style>
    <style:style style:name="T18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color="#ffff00" fo:font-weight="bold" style:font-weight-asian="bold" style:font-weight-complex="bold"/>
    </style:style>
    <style:style style:name="T19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/>
    </style:style>
    <style:style style:name="T20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ffffff"/>
    </style:style>
    <style:style style:name="T21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ffff00"/>
    </style:style>
    <style:style style:name="T22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ff"/>
    </style:style>
    <style:style style:name="T23" style:family="text">
      <style:text-properties fo:color="#ffff00" fo:font-weight="bold" style:font-weight-asian="bold" style:font-weight-complex="bold"/>
    </style:style>
    <style:style style:name="T24" style:family="text">
      <style:text-properties fo:color="#ffff00" fo:font-weight="normal" style:font-weight-asian="normal" style:font-weight-complex="normal"/>
    </style:style>
    <style:style style:name="T25" style:family="text">
      <style:text-properties fo:color="#ffffff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/>
    </style:style>
    <style:style style:name="T27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ffff00" fo:font-weight="bold" style:font-weight-asian="bold" style:font-weight-complex="bold"/>
    </style:style>
    <style:style style:name="T28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ffffff" fo:font-weight="normal" style:font-weight-asian="normal" style:font-weight-complex="normal"/>
    </style:style>
    <style:style style:name="T29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ff6d6d" fo:font-weight="bold" style:font-weight-asian="bold" style:font-weight-complex="bold"/>
    </style:style>
    <style:style style:name="T30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ffff00"/>
    </style:style>
    <style:style style:name="T31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/>
    </style:style>
    <style:style style:name="T32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 style:font-size-asian="12pt" style:font-size-complex="12pt"/>
    </style:style>
    <style:style style:name="T33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 fo:font-size="10pt" style:font-size-asian="10pt" style:font-size-complex="10pt"/>
    </style:style>
    <style:style style:name="T34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 fo:font-size="11pt" style:font-size-asian="11pt" style:font-size-complex="11pt"/>
    </style:style>
    <style:style style:name="T35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color="#ffff00" fo:font-size="11pt" style:font-size-asian="11pt" style:font-size-complex="11pt" fo:font-weight="bold" style:font-weight-asian="bold" style:font-weight-complex="bold"/>
    </style:style>
    <style:style style:name="T36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font-size="11pt" style:font-size-asian="11pt" style:font-size-complex="11pt" fo:font-weight="bold" style:font-weight-asian="bold" style:font-weight-complex="bold" fo:color="#ff6d6d"/>
    </style:style>
    <style:style style:name="T37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font-size="11pt" style:font-size-asian="11pt" style:font-size-complex="11pt" fo:color="#ffffff" fo:font-weight="normal" style:font-weight-asian="normal" style:font-weight-complex="normal"/>
    </style:style>
    <style:style style:name="T38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font-size="11pt" style:font-size-asian="11pt" style:font-size-complex="11pt" fo:font-weight="normal" style:font-weight-asian="normal" style:font-weight-complex="normal" fo:color="#ffff00"/>
    </style:style>
    <style:style style:name="T3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 style:font-name="MonO"/>
    </style:style>
    <style:style style:name="T4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 style:font-name="Calibri"/>
    </style:style>
    <style:style style:name="T41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/>
    </style:style>
    <style:style style:name="T4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fo:color="#ffff00"/>
    </style:style>
    <style:style style:name="T4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 style:font-name="Mono"/>
    </style:style>
    <style:style style:name="T44" style:family="text">
      <style:text-properties fo:color="#ffff00" style:font-name="Mono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nteúdo" table:style-name="ta4">
        <office:forms form:automatic-focus="false" form:apply-design-mode="false"/>
        <table:table-column table:style-name="co2" table:default-cell-style-name="ce14"/>
        <table:table-column table:style-name="co3" table:default-cell-style-name="Default"/>
        <table:table-column table:style-name="co5" table:default-cell-style-name="ce92"/>
        <table:table-column table:style-name="co5" table:default-cell-style-name="Default"/>
        <table:table-column table:style-name="co4" table:number-columns-repeated="1020" table:default-cell-style-name="Default"/>
        <table:table-row table:style-name="ro2">
          <table:table-cell table:style-name="ce2" office:value-type="string" calcext:value-type="string">
            <text:p>Matéria</text:p>
          </table:table-cell>
          <table:table-cell table:style-name="ce75" office:value-type="string" calcext:value-type="string">
            <text:p>Conteúdo</text:p>
          </table:table-cell>
          <table:table-cell table:style-name="ce86" office:value-type="string" calcext:value-type="string">
            <text:p>Estudo</text:p>
          </table:table-cell>
          <table:table-cell table:style-name="ce75" office:value-type="string" calcext:value-type="string">
            <text:p>Revisão</text:p>
          </table:table-cell>
          <table:table-cell table:style-name="ce75" table:number-columns-repeated="1020"/>
        </table:table-row>
        <table:table-row table:style-name="ro3">
          <table:table-cell table:style-name="ce3" office:value-type="string" calcext:value-type="string" table:number-columns-spanned="1" table:number-rows-spanned="9">
            <text:p>LÍNGUA PORTUGUESA</text:p>
          </table:table-cell>
          <table:table-cell table:style-name="ce76" office:value-type="string" calcext:value-type="string">
            <text:p>1 Leitura e interpretação de <text:span text:style-name="T2">diversos</text:span><text:span text:style-name="T3"> tipos de textos</text:span><text:span text:style-name="T4"> </text:span>(literários e não literários).</text:p>
          </table:table-cell>
          <table:table-cell table:style-name="ce87" office:value-type="string" calcext:value-type="string">
            <text:p>OK</text:p>
          </table:table-cell>
          <table:table-cell table:style-name="ce93" office:value-type="string" calcext:value-type="string">
            <text:p>rever</text:p>
          </table:table-cell>
          <table:table-cell table:number-columns-repeated="1020"/>
        </table:table-row>
        <table:table-row table:style-name="ro3">
          <table:covered-table-cell table:style-name="ce3"/>
          <table:table-cell table:style-name="ce76" office:value-type="string" calcext:value-type="string">
            <text:p>2 Sinônimos e antônimos</text:p>
          </table:table-cell>
          <table:table-cell table:style-name="ce87" office:value-type="string" calcext:value-type="string">
            <text:p>OK</text:p>
          </table:table-cell>
          <table:table-cell table:style-name="ce93"/>
          <table:table-cell table:number-columns-repeated="1020"/>
        </table:table-row>
        <table:table-row table:style-name="ro3">
          <table:covered-table-cell table:style-name="ce3"/>
          <table:table-cell table:style-name="ce76" office:value-type="string" calcext:value-type="string">
            <text:p>3 Sentido próprio e figurado das palavras<text:span text:style-name="T4"> (denotativo ou conotativo)</text:span></text:p>
          </table:table-cell>
          <table:table-cell table:style-name="ce87" office:value-type="string" calcext:value-type="string">
            <text:p>OK</text:p>
          </table:table-cell>
          <table:table-cell table:style-name="ce93"/>
          <table:table-cell table:number-columns-repeated="1020"/>
        </table:table-row>
        <table:table-row table:style-name="ro3">
          <table:covered-table-cell table:style-name="ce3"/>
          <table:table-cell table:style-name="ce76" office:value-type="string" calcext:value-type="string">
            <text:p>4 Pontuação</text:p>
          </table:table-cell>
          <table:table-cell table:style-name="ce87" office:value-type="string" calcext:value-type="string">
            <text:p>OK</text:p>
          </table:table-cell>
          <table:table-cell table:style-name="ce93"/>
          <table:table-cell table:number-columns-repeated="1020"/>
        </table:table-row>
        <table:table-row table:style-name="ro3">
          <table:covered-table-cell table:style-name="ce3"/>
          <table:table-cell table:style-name="ce76" office:value-type="string" calcext:value-type="string">
            <text:p>5 Classes de palavras. </text:p>
          </table:table-cell>
          <table:table-cell table:style-name="ce87" office:value-type="string" calcext:value-type="string">
            <text:p>OK</text:p>
          </table:table-cell>
          <table:table-cell table:style-name="ce93"/>
          <table:table-cell table:number-columns-repeated="1020"/>
        </table:table-row>
        <table:table-row table:style-name="ro3">
          <table:covered-table-cell table:style-name="ce3"/>
          <table:table-cell table:style-name="ce77" office:value-type="string" calcext:value-type="string">
            <text:p>6 Concordância nominal e verbal.<text:span text:style-name="T4"> (flexão de gênero, número e/ou pessoa)</text:span></text:p>
          </table:table-cell>
          <table:table-cell table:style-name="ce87" office:value-type="string" calcext:value-type="string">
            <text:p>OK</text:p>
          </table:table-cell>
          <table:table-cell table:style-name="ce93"/>
          <table:table-cell table:number-columns-repeated="1020"/>
        </table:table-row>
        <table:table-row table:style-name="ro3">
          <table:covered-table-cell table:style-name="ce3"/>
          <table:table-cell table:style-name="ce76" office:value-type="string" calcext:value-type="string">
            <text:p><text:span text:style-name="T5">7 Regências nominal  e verbal. </text:span><text:span text:style-name="T6">(uso de preposições / </text:span><text:span text:style-name="T4">VTD ou VTI)</text:span></text:p>
          </table:table-cell>
          <table:table-cell table:style-name="ce87" office:value-type="string" calcext:value-type="string">
            <text:p>OK</text:p>
          </table:table-cell>
          <table:table-cell table:style-name="ce93"/>
          <table:table-cell table:number-columns-repeated="1020"/>
        </table:table-row>
        <table:table-row table:style-name="ro3">
          <table:covered-table-cell table:style-name="ce3"/>
          <table:table-cell table:style-name="ce76" office:value-type="string" calcext:value-type="string">
            <text:p>8  Colocação pronominal<text:span text:style-name="T4"> (próclise, ênclise e mesóclise)</text:span></text:p>
          </table:table-cell>
          <table:table-cell table:style-name="ce87" office:value-type="string" calcext:value-type="string">
            <text:p>OK</text:p>
          </table:table-cell>
          <table:table-cell table:style-name="ce93"/>
          <table:table-cell table:number-columns-repeated="1020"/>
        </table:table-row>
        <table:table-row table:style-name="ro3">
          <table:covered-table-cell table:style-name="ce3"/>
          <table:table-cell table:style-name="ce77" office:value-type="string" calcext:value-type="string">
            <text:p>9 Crase</text:p>
          </table:table-cell>
          <table:table-cell table:style-name="ce87" office:value-type="string" calcext:value-type="string">
            <text:p>OK</text:p>
          </table:table-cell>
          <table:table-cell table:style-name="ce93"/>
          <table:table-cell table:number-columns-repeated="1020"/>
        </table:table-row>
        <table:table-row table:style-name="ro2">
          <table:table-cell table:style-name="ce4" office:value-type="string" calcext:value-type="string" table:number-columns-spanned="1" table:number-rows-spanned="13">
            <text:p>MATEMÁTICA</text:p>
          </table:table-cell>
          <table:table-cell table:style-name="ce78" office:value-type="string" calcext:value-type="string">
            <text:p>Adição, subtração, multiplicação, divisão, potenciação ou radiciação com números racionais.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3">
          <table:covered-table-cell table:style-name="ce8"/>
          <table:table-cell table:style-name="ce78" office:value-type="string" calcext:value-type="string">
            <text:p>Representações fracionária ou decimal.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3">
          <table:covered-table-cell table:style-name="ce8"/>
          <table:table-cell table:style-name="ce78" office:value-type="string" calcext:value-type="string">
            <text:p>Mínimo múltiplo comum (MMC)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2">
          <table:covered-table-cell table:style-name="ce8"/>
          <table:table-cell table:style-name="ce78" office:value-type="string" calcext:value-type="string">
            <text:p>Máximo divisor comum (MDC)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3">
          <table:covered-table-cell table:style-name="ce8"/>
          <table:table-cell table:style-name="ce78" office:value-type="string" calcext:value-type="string">
            <text:p>Porcentagem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2">
          <table:covered-table-cell table:style-name="ce8"/>
          <table:table-cell table:style-name="ce78" office:value-type="string" calcext:value-type="string">
            <text:p>Razão e proporção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2">
          <table:covered-table-cell table:style-name="ce8"/>
          <table:table-cell table:style-name="ce78" office:value-type="string" calcext:value-type="string">
            <text:p>Regra de três simples ou composta 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2">
          <table:covered-table-cell table:style-name="ce8"/>
          <table:table-cell table:style-name="ce78" office:value-type="string" calcext:value-type="string">
            <text:p>Sistema de equações do 1º grau 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2">
          <table:covered-table-cell table:style-name="ce8"/>
          <table:table-cell table:style-name="ce78" office:value-type="string" calcext:value-type="string">
            <text:p>Equações do 2º 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2">
          <table:covered-table-cell table:style-name="ce8"/>
          <table:table-cell table:style-name="ce78" office:value-type="string" calcext:value-type="string">
            <text:p>Grandezas e medidas – quantidade, tempo, comprimento, superfície, capacidade e massa 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2">
          <table:covered-table-cell table:style-name="ce8"/>
          <table:table-cell table:style-name="ce78" office:value-type="string" calcext:value-type="string">
            <text:p>Relação entre grandezas – tabela ou gráfico 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2">
          <table:covered-table-cell table:style-name="ce8"/>
          <table:table-cell table:style-name="ce78" office:value-type="string" calcext:value-type="string">
            <text:p>Tratamento da informação – média aritmética simples 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4">
          <table:covered-table-cell table:style-name="ce4"/>
          <table:table-cell table:style-name="ce78" office:value-type="string" calcext:value-type="string">
            <text:p>Noções de Geometria – forma, ângulos, área, perímetro, volume, Teoremas de Pitágoras ou de Tales 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2">
          <table:table-cell table:style-name="ce10" office:value-type="string" calcext:value-type="string" table:number-columns-spanned="1" table:number-rows-spanned="2">
            <text:p><text:span text:style-name="T1">ATUALIDADES</text:span></text:p>
            <text:p/>
          </table:table-cell>
          <table:table-cell table:style-name="ce79" office:value-type="string" calcext:value-type="string">
            <text:p>Questões relacionadas a fatos políticos, econômicos, sociais e culturais, nacionais e internacionais, ocorridos a partir de novembro de 2019, divulgados na mídia local e/ou nacional. 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2">
          <table:covered-table-cell table:style-name="ce11"/>
          <table:table-cell table:style-name="ce79" office:value-type="string" calcext:value-type="string">
            <text:p>Anúncio remarcando provas publicado dia 30/08.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5">
          <table:table-cell table:style-name="ce9" office:value-type="string" calcext:value-type="string" table:number-columns-spanned="1" table:number-rows-spanned="6">
            <text:p>RACIOCÍNIO LÓGICO</text:p>
          </table:table-cell>
          <table:table-cell table:style-name="ce80" office:value-type="string" calcext:value-type="string">
            <text:p>1 Conceitos básicos de raciocínio lógico: proposições; valores lógicos das proposições; sentenças abertas; número de linhas da tabela verdade; conectivos; proposições simples; proposições compostas. </text:p>
          </table:table-cell>
          <table:table-cell table:style-name="ce87" office:value-type="string" calcext:value-type="string">
            <text:p>OK</text:p>
          </table:table-cell>
          <table:table-cell table:style-name="ce93"/>
          <table:table-cell table:number-columns-repeated="1020"/>
        </table:table-row>
        <table:table-row table:style-name="ro2">
          <table:covered-table-cell table:style-name="ce9"/>
          <table:table-cell table:style-name="ce80" office:value-type="string" calcext:value-type="string">
            <text:p>Estruturas lógicas 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2">
          <table:covered-table-cell table:style-name="ce9"/>
          <table:table-cell table:style-name="ce80" office:value-type="string" calcext:value-type="string">
            <text:p>lógicas de argumentação 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3">
          <table:covered-table-cell table:style-name="ce9"/>
          <table:table-cell table:style-name="ce80" office:value-type="string" calcext:value-type="string">
            <text:p>Diagramas lógicos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3">
          <table:covered-table-cell table:style-name="ce9"/>
          <table:table-cell table:style-name="ce80" office:value-type="string" calcext:value-type="string">
            <text:p>Sequências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3">
          <table:covered-table-cell table:style-name="ce9"/>
          <table:table-cell table:style-name="ce80" office:value-type="string" calcext:value-type="string">
            <text:p>Operação com conjuntos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3">
          <table:table-cell table:style-name="ce12" office:value-type="string" calcext:value-type="string" table:number-columns-spanned="1" table:number-rows-spanned="39">
            <text:p>ESPECÍFICOS</text:p>
          </table:table-cell>
          <table:table-cell table:style-name="ce81" office:value-type="string" calcext:value-type="string">
            <text:p><text:span text:style-name="T7">Algoritmos e estruturas de dados e objetos</text:span><text:span text:style-name="T8"> (</text:span><text:span text:style-name="T9">listas</text:span><text:span text:style-name="T8">: pilha, fila, lista encadeada circular – </text:span><text:span text:style-name="T9">árvore</text:span><text:span text:style-name="T8">, </text:span><text:span text:style-name="T9">hashtables</text:span><text:span text:style-name="T8">, </text:span><text:span text:style-name="T9">grafos</text:span><text:span text:style-name="T10">)</text:span></text:p>
          </table:table-cell>
          <table:table-cell table:style-name="ce88" office:value-type="string" calcext:value-type="string">
            <text:p>OK</text:p>
          </table:table-cell>
          <table:table-cell table:style-name="ce94"/>
          <table:table-cell table:number-columns-repeated="1020"/>
        </table:table-row>
        <table:table-row table:style-name="ro3">
          <table:covered-table-cell table:style-name="ce12"/>
          <table:table-cell table:style-name="ce81" office:value-type="string" calcext:value-type="string">
            <text:p>Tipos de dados: elementares e estruturados<text:span text:style-name="T11"> (int, float, char, boolean – string, objeto, música, imagens)</text:span></text:p>
          </table:table-cell>
          <table:table-cell table:style-name="ce88" office:value-type="string" calcext:value-type="string">
            <text:p>OK</text:p>
          </table:table-cell>
          <table:table-cell table:style-name="ce95"/>
          <table:table-cell table:number-columns-repeated="1020"/>
        </table:table-row>
        <table:table-row table:style-name="ro3">
          <table:covered-table-cell table:style-name="ce12"/>
          <table:table-cell table:style-name="ce81" office:value-type="string" calcext:value-type="string">
            <text:p>Estruturas de controle de fluxo: <text:span text:style-name="T12">Condicionais</text:span><text:span text:style-name="T11">(também chamadas de Estruturas de Seleção IF ELSE, SWITCH CASE) e de </text:span><text:span text:style-name="T12">Repetição</text:span><text:span text:style-name="T11">(WHILE, DO-WHILE, FOR)</text:span></text:p>
          </table:table-cell>
          <table:table-cell table:style-name="ce88" office:value-type="string" calcext:value-type="string">
            <text:p>OK</text:p>
          </table:table-cell>
          <table:table-cell table:style-name="ce95"/>
          <table:table-cell table:number-columns-repeated="1020"/>
        </table:table-row>
        <table:table-row table:style-name="ro6">
          <table:covered-table-cell table:style-name="ce12"/>
          <table:table-cell table:style-name="ce82" office:value-type="string" calcext:value-type="string">
            <text:p>Programação estruturada<text:span text:style-name="T11"> (</text:span><text:span text:style-name="T13">Sequencial, </text:span><text:span text:style-name="T14">Condicionais e Iterações)</text:span></text:p>
          </table:table-cell>
          <table:table-cell table:style-name="ce88" office:value-type="string" calcext:value-type="string">
            <text:p>OK</text:p>
          </table:table-cell>
          <table:table-cell table:style-name="ce95"/>
          <table:table-cell table:number-columns-repeated="1020"/>
        </table:table-row>
        <table:table-row table:style-name="ro3">
          <table:covered-table-cell table:style-name="ce12"/>
          <table:table-cell table:style-name="ce81" office:value-type="string" calcext:value-type="string">
            <text:p>Modularização <text:span text:style-name="T11">(funções e procedimentos: criados para que se tenha  organização, compreensão, manutenção, reuso)</text:span></text:p>
          </table:table-cell>
          <table:table-cell table:style-name="ce88" office:value-type="string" calcext:value-type="string">
            <text:p>OK</text:p>
          </table:table-cell>
          <table:table-cell table:style-name="ce96"/>
          <table:table-cell table:number-columns-repeated="1020"/>
        </table:table-row>
        <table:table-row table:style-name="ro3">
          <table:covered-table-cell table:style-name="ce12"/>
          <table:table-cell table:style-name="ce81" office:value-type="string" calcext:value-type="string">
            <text:p>Acoplamento entre módulos e coesão de módulos<text:span text:style-name="T11"> (o ideal é um sistema com Fraco Acoplamento e Alta Coesão para ter boa manutenibilidade)</text:span></text:p>
          </table:table-cell>
          <table:table-cell table:style-name="ce88" office:value-type="string" calcext:value-type="string">
            <text:p>OK</text:p>
          </table:table-cell>
          <table:table-cell table:style-name="ce96"/>
          <table:table-cell table:number-columns-repeated="1020"/>
        </table:table-row>
        <table:table-row table:style-name="ro3">
          <table:covered-table-cell table:style-name="ce12"/>
          <table:table-cell table:style-name="ce81" office:value-type="string" calcext:value-type="string">
            <text:p>Procedimentos e sub-rotinas </text:p>
          </table:table-cell>
          <table:table-cell table:style-name="ce88" office:value-type="string" calcext:value-type="string">
            <text:p>OK</text:p>
          </table:table-cell>
          <table:table-cell table:style-name="ce96"/>
          <table:table-cell table:number-columns-repeated="1020"/>
        </table:table-row>
        <table:table-row table:style-name="ro3">
          <table:covered-table-cell table:style-name="ce12"/>
          <table:table-cell table:style-name="ce81" office:value-type="string" calcext:value-type="string">
            <text:p>Chamadas por referência<text:span text:style-name="T11"> (aponta para o endereço de memória ‘&amp;’)</text:span> e valor <text:span text:style-name="T11">(só copia o dado para o parâmetro)</text:span></text:p>
          </table:table-cell>
          <table:table-cell table:style-name="ce88" office:value-type="string" calcext:value-type="string">
            <text:p>OK</text:p>
          </table:table-cell>
          <table:table-cell table:style-name="ce97"/>
          <table:table-cell table:number-columns-repeated="1020"/>
        </table:table-row>
        <table:table-row table:style-name="ro2">
          <table:covered-table-cell table:style-name="ce12"/>
          <table:table-cell table:style-name="ce81" office:value-type="string" calcext:value-type="string">
            <text:p>Programação por eventos </text:p>
          </table:table-cell>
          <table:table-cell table:style-name="ce88" office:value-type="string" calcext:value-type="string">
            <text:p>OK</text:p>
          </table:table-cell>
          <table:table-cell table:style-name="ce98"/>
          <table:table-cell table:number-columns-repeated="1020"/>
        </table:table-row>
        <table:table-row table:style-name="ro5">
          <table:covered-table-cell table:style-name="ce12"/>
          <table:table-cell table:style-name="ce81" office:value-type="string" calcext:value-type="string">
            <text:p><text:span text:style-name="T15">Programação orientada a objetos, classes, objetos, métodos, mensagens, herança, polimorfismo, sobrecarga,</text:span> interfaces e pacotes, tratamento de exceção<text:span text:style-name="T16"> (throw, try catch, finally)</text:span></text:p>
          </table:table-cell>
          <table:table-cell table:style-name="ce88" office:value-type="string" calcext:value-type="string">
            <text:p>OK</text:p>
          </table:table-cell>
          <table:table-cell table:style-name="ce98"/>
          <table:table-cell table:number-columns-repeated="1020"/>
        </table:table-row>
        <table:table-row table:style-name="ro3">
          <table:covered-table-cell table:style-name="ce12"/>
          <table:table-cell table:style-name="ce23" office:value-type="string" calcext:value-type="string">
            <text:p>HTML </text:p>
          </table:table-cell>
          <table:table-cell table:style-name="ce88" office:value-type="string" calcext:value-type="string">
            <text:p>OK</text:p>
          </table:table-cell>
          <table:table-cell table:style-name="ce98"/>
          <table:table-cell table:number-columns-repeated="1020"/>
        </table:table-row>
        <table:table-row table:style-name="ro2">
          <table:covered-table-cell table:style-name="ce12"/>
          <table:table-cell table:style-name="ce23" office:value-type="string" calcext:value-type="string">
            <text:p>XML </text:p>
          </table:table-cell>
          <table:table-cell table:style-name="ce88" office:value-type="string" calcext:value-type="string">
            <text:p>OK</text:p>
          </table:table-cell>
          <table:table-cell table:style-name="ce98"/>
          <table:table-cell table:number-columns-repeated="1020"/>
        </table:table-row>
        <table:table-row table:style-name="ro3">
          <table:covered-table-cell table:style-name="ce12"/>
          <table:table-cell table:style-name="ce81" office:value-type="string" calcext:value-type="string">
            <text:p>DHTML </text:p>
          </table:table-cell>
          <table:table-cell table:style-name="ce88" office:value-type="string" calcext:value-type="string">
            <text:p>OK</text:p>
          </table:table-cell>
          <table:table-cell table:style-name="ce99"/>
          <table:table-cell table:number-columns-repeated="1020"/>
        </table:table-row>
        <table:table-row table:style-name="ro3">
          <table:covered-table-cell table:style-name="ce12"/>
          <table:table-cell table:style-name="ce23" office:value-type="string" calcext:value-type="string">
            <text:p>Javascript </text:p>
          </table:table-cell>
          <table:table-cell table:style-name="ce88" office:value-type="string" calcext:value-type="string">
            <text:p>OK</text:p>
          </table:table-cell>
          <table:table-cell table:style-name="ce99"/>
          <table:table-cell table:number-columns-repeated="1020"/>
        </table:table-row>
        <table:table-row table:style-name="ro3">
          <table:covered-table-cell table:style-name="ce12"/>
          <table:table-cell table:style-name="ce81" office:value-type="string" calcext:value-type="string">
            <text:p>C# </text:p>
          </table:table-cell>
          <table:table-cell table:style-name="ce88" office:value-type="string" calcext:value-type="string">
            <text:p>OK</text:p>
          </table:table-cell>
          <table:table-cell table:style-name="ce99"/>
          <table:table-cell table:number-columns-repeated="1020"/>
        </table:table-row>
        <table:table-row table:style-name="ro3">
          <table:covered-table-cell table:style-name="ce12"/>
          <table:table-cell table:style-name="ce23" office:value-type="string" calcext:value-type="string">
            <text:p>PHP </text:p>
          </table:table-cell>
          <table:table-cell table:style-name="ce88" office:value-type="string" calcext:value-type="string">
            <text:p>OK</text:p>
          </table:table-cell>
          <table:table-cell table:style-name="ce99"/>
          <table:table-cell table:number-columns-repeated="1020"/>
        </table:table-row>
        <table:table-row table:style-name="ro3">
          <table:covered-table-cell table:style-name="ce12"/>
          <table:table-cell table:style-name="ce81" office:value-type="string" calcext:value-type="string">
            <text:p>JSP </text:p>
          </table:table-cell>
          <table:table-cell table:style-name="ce88" office:value-type="string" calcext:value-type="string">
            <text:p>OK</text:p>
          </table:table-cell>
          <table:table-cell table:style-name="ce99"/>
          <table:table-cell table:number-columns-repeated="1020"/>
        </table:table-row>
        <table:table-row table:style-name="ro2">
          <table:covered-table-cell table:style-name="ce12"/>
          <table:table-cell table:style-name="ce81" office:value-type="string" calcext:value-type="string">
            <text:p>Servlets </text:p>
          </table:table-cell>
          <table:table-cell table:style-name="ce88" office:value-type="string" calcext:value-type="string">
            <text:p>OK</text:p>
          </table:table-cell>
          <table:table-cell table:style-name="ce99"/>
          <table:table-cell table:number-columns-repeated="1020"/>
        </table:table-row>
        <table:table-row table:style-name="ro3">
          <table:covered-table-cell table:style-name="ce12"/>
          <table:table-cell table:style-name="ce81" office:value-type="string" calcext:value-type="string">
            <text:p>ASP.Net </text:p>
          </table:table-cell>
          <table:table-cell table:style-name="ce88" office:value-type="string" calcext:value-type="string">
            <text:p>OK</text:p>
          </table:table-cell>
          <table:table-cell table:style-name="ce99"/>
          <table:table-cell table:number-columns-repeated="1020"/>
        </table:table-row>
        <table:table-row table:style-name="ro7">
          <table:covered-table-cell table:style-name="ce12"/>
          <table:table-cell table:style-name="ce26" table:number-columns-repeated="2"/>
          <table:table-cell table:style-name="ce43"/>
          <table:table-cell table:number-columns-repeated="1020"/>
        </table:table-row>
        <table:table-row table:style-name="ro3">
          <table:covered-table-cell table:style-name="ce12"/>
          <table:table-cell table:style-name="ce81" office:value-type="string" calcext:value-type="string">
            <text:p><text:span text:style-name="T15">Modelagem UML </text:span><text:span text:style-name="T17">(diagramas </text:span><text:span text:style-name="T18">estruturais</text:span><text:span text:style-name="T19"> e </text:span><text:span text:style-name="T18">comportamentais</text:span><text:span text:style-name="T19">)</text:span><text:span text:style-name="T20"> e E-R</text:span><text:span text:style-name="T21"> (entidade forte ou fraca, cardinalidade dos relacionamentos)</text:span></text:p>
          </table:table-cell>
          <table:table-cell table:style-name="ce33" office:value-type="string" calcext:value-type="string">
            <text:p>OK</text:p>
          </table:table-cell>
          <table:table-cell table:style-name="ce99"/>
          <table:table-cell table:number-columns-repeated="1020"/>
        </table:table-row>
        <table:table-row table:style-name="ro3">
          <table:covered-table-cell table:style-name="ce12"/>
          <table:table-cell table:style-name="ce81" office:value-type="string" calcext:value-type="string">
            <text:p>Banco de Dados: Conceitos de BD <text:span text:style-name="T16">(hierárquico, rede, relacional e OO)</text:span> e de SGBD, arquitetura de SGBD, Funções básicas de SGBD </text:p>
          </table:table-cell>
          <table:table-cell table:style-name="ce33" office:value-type="string" calcext:value-type="string">
            <text:p>OK</text:p>
          </table:table-cell>
          <table:table-cell table:style-name="ce99"/>
          <table:table-cell table:number-columns-repeated="1020"/>
        </table:table-row>
        <table:table-row table:style-name="ro3">
          <table:covered-table-cell table:style-name="ce12"/>
          <table:table-cell table:style-name="ce81" office:value-type="string" calcext:value-type="string">
            <text:p><text:span text:style-name="T5">Modelagem de Dados </text:span><text:span text:style-name="T22"> (</text:span><text:span text:style-name="T17">tipos de modelos: </text:span>Modelo Conceitual<text:span text:style-name="T16">(DER)</text:span>, Modelo Lógico<text:span text:style-name="T16">(ficha da entidade)</text:span>, Modelo Físico<text:span text:style-name="T16">(identificação dos tipos/restrições)</text:span> </text:p>
          </table:table-cell>
          <table:table-cell table:style-name="ce33" office:value-type="string" calcext:value-type="string">
            <text:p>OK</text:p>
          </table:table-cell>
          <table:table-cell table:style-name="ce99"/>
          <table:table-cell table:number-columns-repeated="1020"/>
        </table:table-row>
        <table:table-row table:style-name="ro3">
          <table:covered-table-cell table:style-name="ce12"/>
          <table:table-cell table:style-name="ce81" office:value-type="string" calcext:value-type="string">
            <text:p><text:span text:style-name="T15">Modelo entidade relacionamento</text:span><text:span text:style-name="T17"> (MER e sua representação gráfica: DER)</text:span></text:p>
          </table:table-cell>
          <table:table-cell table:style-name="ce33" office:value-type="string" calcext:value-type="string">
            <text:p>OK</text:p>
          </table:table-cell>
          <table:table-cell table:style-name="ce100"/>
          <table:table-cell table:number-columns-repeated="1020"/>
        </table:table-row>
        <table:table-row table:style-name="ro3">
          <table:covered-table-cell table:style-name="ce12"/>
          <table:table-cell table:style-name="ce81" office:value-type="string" calcext:value-type="string">
            <text:p>Modelo relacional <text:span text:style-name="T16">(dados representados em </text:span><text:span text:style-name="T23">Tabelas</text:span><text:span text:style-name="T24">, [Entidade, atributo e relacionamento], </text:span><text:span text:style-name="T23">chaves primárias </text:span><text:span text:style-name="T24">e </text:span><text:span text:style-name="T23">estrangeiras)</text:span></text:p>
          </table:table-cell>
          <table:table-cell table:style-name="ce33" office:value-type="string" calcext:value-type="string">
            <text:p>OK</text:p>
          </table:table-cell>
          <table:table-cell table:style-name="ce100"/>
          <table:table-cell table:number-columns-repeated="1020"/>
        </table:table-row>
        <table:table-row table:style-name="ro3">
          <table:covered-table-cell table:style-name="ce12"/>
          <table:table-cell table:style-name="ce81" office:value-type="string" calcext:value-type="string">
            <text:p>Restrições de integridade<text:span text:style-name="T16"> (Domínio, Referencial, Vazio, Chave ou Definida pelo Usuário)</text:span></text:p>
          </table:table-cell>
          <table:table-cell table:style-name="ce33" office:value-type="string" calcext:value-type="string">
            <text:p>OK</text:p>
          </table:table-cell>
          <table:table-cell table:style-name="ce100"/>
          <table:table-cell table:number-columns-repeated="1020"/>
        </table:table-row>
        <table:table-row table:style-name="ro3">
          <table:covered-table-cell table:style-name="ce12"/>
          <table:table-cell table:style-name="ce81" office:value-type="string" calcext:value-type="string">
            <text:p>Normalização e dependência funcional <text:span text:style-name="T16">(reduzir a redundância de dados, criar chaves primárias)</text:span></text:p>
          </table:table-cell>
          <table:table-cell table:style-name="ce33" office:value-type="string" calcext:value-type="string">
            <text:p>OK</text:p>
          </table:table-cell>
          <table:table-cell table:style-name="ce100"/>
          <table:table-cell table:number-columns-repeated="1020"/>
        </table:table-row>
        <table:table-row table:style-name="ro2">
          <table:covered-table-cell table:style-name="ce12"/>
          <table:table-cell table:style-name="ce24" office:value-type="string" calcext:value-type="string">
            <text:p><text:span text:style-name="T25">Mapeamento E-R para relacional  </text:span><text:span text:style-name="T26">[</text:span><text:span text:style-name="T27">Entidade</text:span><text:span text:style-name="T28"> </text:span><text:span text:style-name="T29">→</text:span><text:span text:style-name="T28"> </text:span><text:span text:style-name="T30">Tabela]    [</text:span><text:span text:style-name="T27">Atributos</text:span><text:span text:style-name="T28"> </text:span><text:span text:style-name="T29">→</text:span><text:span text:style-name="T28"> </text:span><text:span text:style-name="T30">Colunas/campos]    [</text:span><text:span text:style-name="T27">Relacionamento</text:span><text:span text:style-name="T31"> </text:span><text:span text:style-name="T29">→ </text:span><text:span text:style-name="T31">Cardinalidade]</text:span><text:span text:style-name="T32">   </text:span><text:span text:style-name="T33"> </text:span><text:span text:style-name="T34">[Instância</text:span><text:span text:style-name="T35"> </text:span><text:span text:style-name="T36">→</text:span><text:span text:style-name="T37"> </text:span><text:span text:style-name="T38">Linhas/registros/tuplas]</text:span></text:p>
          </table:table-cell>
          <table:table-cell table:style-name="ce34" office:value-type="string" calcext:value-type="string">
            <text:p>OK</text:p>
          </table:table-cell>
          <table:table-cell table:style-name="ce100"/>
          <table:table-cell table:number-columns-repeated="1020"/>
        </table:table-row>
        <table:table-row table:style-name="ro2">
          <table:covered-table-cell table:style-name="ce12"/>
          <table:table-cell table:style-name="ce23" office:value-type="string" calcext:value-type="string">
            <text:p>Linguagem SQL: Linguagem de definição de dados (DDL), Linguagem de manipulação de dados (DML)</text:p>
          </table:table-cell>
          <table:table-cell table:style-name="ce90" office:value-type="string" calcext:value-type="string">
            <text:p>OK</text:p>
          </table:table-cell>
          <table:table-cell table:style-name="ce100"/>
          <table:table-cell table:number-columns-repeated="1020"/>
        </table:table-row>
        <table:table-row table:style-name="ro3">
          <table:covered-table-cell table:style-name="ce12"/>
          <table:table-cell table:style-name="ce81" office:value-type="string" calcext:value-type="string">
            <text:p>Conceito de transação<text:span text:style-name="T16"> (executada como tarefa única, seguindo os princípios do ACID; cláusulas Commit, Rollback, begin-end transaction)</text:span></text:p>
          </table:table-cell>
          <table:table-cell table:style-name="ce90" office:value-type="string" calcext:value-type="string">
            <text:p>OK</text:p>
          </table:table-cell>
          <table:table-cell table:style-name="ce100"/>
          <table:table-cell table:number-columns-repeated="1020"/>
        </table:table-row>
        <table:table-row table:style-name="ro3">
          <table:covered-table-cell table:style-name="ce12"/>
          <table:table-cell table:style-name="ce81" office:value-type="string" calcext:value-type="string">
            <text:p>Integridade de dados, concorrência, recuperação, distribuição, replicação </text:p>
          </table:table-cell>
          <table:table-cell table:style-name="ce90" office:value-type="string" calcext:value-type="string">
            <text:p>OK</text:p>
          </table:table-cell>
          <table:table-cell table:style-name="ce100"/>
          <table:table-cell table:number-columns-repeated="1020"/>
        </table:table-row>
        <table:table-row table:style-name="ro9">
          <table:covered-table-cell table:style-name="ce12"/>
          <table:table-cell table:style-name="ce81" office:value-type="string" calcext:value-type="string">
            <text:p><text:span text:style-name="T5">Sistemas Gerenciadores de Banco de Dados: tabelas, visões </text:span><text:span text:style-name="T17">(selects armazenados na memória cache)</text:span><text:span text:style-name="T5">, índices</text:span><text:span text:style-name="T17"> (resumo de grandes tabelas)</text:span><text:span text:style-name="T5">, sequências, sinônimos, restrições, dicionário de dados</text:span><text:span text:style-name="T17"> (documento de metadados sobre a estrutura do BD)</text:span><text:span text:style-name="T5">, restrições de integridade, constraints</text:span><text:span text:style-name="T17">(de </text:span><text:span text:style-name="T39">TIPOS, NOT NULL, UNIQUE, PK, FK, DEFAULT, CHECK</text:span><text:span text:style-name="T40">)</text:span><text:span text:style-name="T41">, tipos de dados </text:span><text:span text:style-name="T42">(</text:span><text:span text:style-name="T43">int</text:span><text:span text:style-name="T40">, </text:span><text:span text:style-name="T43">char</text:span><text:span text:style-name="T40">, </text:span><text:span text:style-name="T43">varchar</text:span><text:span text:style-name="T40">, </text:span><text:span text:style-name="T43">float</text:span><text:span text:style-name="T40">, </text:span><text:span text:style-name="T44">date</text:span><text:span text:style-name="T16">)</text:span>, SQL, PL/SQL. </text:p>
          </table:table-cell>
          <table:table-cell table:style-name="ce90" office:value-type="string" calcext:value-type="string">
            <text:p>OK</text:p>
          </table:table-cell>
          <table:table-cell table:style-name="ce100" office:value-type="string" calcext:value-type="string">
            <text:p>Falta</text:p>
          </table:table-cell>
          <table:table-cell table:number-columns-repeated="1020"/>
        </table:table-row>
        <table:table-row table:style-name="ro3">
          <table:covered-table-cell table:style-name="ce12"/>
          <table:table-cell table:style-name="ce26" table:number-columns-spanned="3" table:number-rows-spanned="1"/>
          <table:covered-table-cell table:number-columns-repeated="2" table:style-name="ce26"/>
          <table:table-cell table:number-columns-repeated="1020"/>
        </table:table-row>
        <table:table-row table:style-name="ro2">
          <table:covered-table-cell table:style-name="ce12"/>
          <table:table-cell table:style-name="ce84" office:value-type="string" calcext:value-type="string">
            <text:p>Se sobrar tempo, veja:</text:p>
          </table:table-cell>
          <table:table-cell table:style-name="ce91"/>
          <table:table-cell table:style-name="ce101" office:value-type="string" calcext:value-type="string">
            <text:p>Falta</text:p>
          </table:table-cell>
          <table:table-cell table:number-columns-repeated="1020"/>
        </table:table-row>
        <table:table-row table:style-name="ro3">
          <table:covered-table-cell table:style-name="ce12"/>
          <table:table-cell table:style-name="ce85" office:value-type="string" calcext:value-type="string">
            <text:p>Scrum, XP </text:p>
          </table:table-cell>
          <table:table-cell table:style-name="ce91"/>
          <table:table-cell table:style-name="ce101"/>
          <table:table-cell table:number-columns-repeated="1020"/>
        </table:table-row>
        <table:table-row table:style-name="ro3">
          <table:covered-table-cell table:style-name="ce12"/>
          <table:table-cell table:style-name="ce85" office:value-type="string" calcext:value-type="string">
            <text:p>Arquiteturas de componentes: Microsoft COM, .Net, J2EE. </text:p>
          </table:table-cell>
          <table:table-cell table:style-name="ce91"/>
          <table:table-cell table:style-name="ce101" office:value-type="string" calcext:value-type="string">
            <text:p>Falta</text:p>
          </table:table-cell>
          <table:table-cell table:number-columns-repeated="1020"/>
        </table:table-row>
        <table:table-row table:style-name="ro3">
          <table:covered-table-cell table:style-name="ce12"/>
          <table:table-cell table:style-name="ce85" office:value-type="string" calcext:value-type="string">
            <text:p>AJAX </text:p>
          </table:table-cell>
          <table:table-cell table:style-name="ce91"/>
          <table:table-cell table:style-name="ce101" office:value-type="string" calcext:value-type="string">
            <text:p>Falta</text:p>
          </table:table-cell>
          <table:table-cell table:number-columns-repeated="1020"/>
        </table:table-row>
        <table:table-row table:style-name="ro3">
          <table:covered-table-cell table:style-name="ce12"/>
          <table:table-cell table:style-name="ce85" office:value-type="string" calcext:value-type="string">
            <text:p>CSS </text:p>
          </table:table-cell>
          <table:table-cell table:style-name="ce91"/>
          <table:table-cell table:style-name="ce101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 table:style-name="ce12"/>
          <table:table-cell table:style-name="ce85" office:value-type="string" calcext:value-type="string">
            <text:p>Programação Web: conceitos fundamentais, persistência, camadas e design patterns. </text:p>
          </table:table-cell>
          <table:table-cell table:style-name="ce91"/>
          <table:table-cell table:style-name="ce101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table-cell/>
          <table:table-cell table:style-name="ce85" office:value-type="string" calcext:value-type="string">
            <text:p>Web services usando REST, SOAP e WebApi: </text:p>
          </table:table-cell>
          <table:table-cell table:number-columns-repeated="1022"/>
        </table:table-row>
        <table:table-row table:style-name="ro2">
          <table:table-cell/>
          <table:table-cell table:style-name="ce85" office:value-type="string" calcext:value-type="string">
            <text:p>Procedimentos armazenados ("Stored Procedures") </text:p>
          </table:table-cell>
          <table:table-cell table:number-columns-repeated="1022"/>
        </table:table-row>
        <table:table-row table:style-name="ro2">
          <table:table-cell/>
          <table:table-cell table:style-name="ce85" office:value-type="string" calcext:value-type="string">
            <text:p>Gatilhos ("Triggers") <text:span text:style-name="T16">(stored procedure disparado por evento DML)</text:span></text:p>
          </table:table-cell>
          <table:table-cell table:number-columns-repeated="1022"/>
        </table:table-row>
        <table:table-row table:style-name="ro2">
          <table:table-cell/>
          <table:table-cell table:style-name="ce85" office:value-type="string" calcext:value-type="string">
            <text:p>Conceito de bancos de dados orientados a objetos. Definição, Conceitos básicos: dimensões, fatos, hierarquias, granularidade, agregados </text:p>
          </table:table-cell>
          <table:table-cell table:number-columns-repeated="1022"/>
        </table:table-row>
        <table:table-row table:style-name="ro2" table:number-rows-repeated="104850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Conteúdo.C2:Conteúdo.D31">
            <calcext:condition calcext:apply-style-name="ConditionalStyle_18" calcext:value="contains-text(&quot;Ok&quot;)" calcext:base-cell-address="Conteúdo.C2"/>
          </calcext:conditional-format>
          <calcext:conditional-format calcext:target-range-address="Conteúdo.C2:Conteúdo.D31">
            <calcext:condition calcext:apply-style-name="ConditionalStyle_17" calcext:value="contains-text(&quot;Falta&quot;)" calcext:base-cell-address="Conteúdo.C2"/>
          </calcext:conditional-format>
          <calcext:conditional-format calcext:target-range-address="Conteúdo.C32:Conteúdo.D32 Conteúdo.C33:Conteúdo.C50">
            <calcext:condition calcext:apply-style-name="ConditionalStyle_16" calcext:value="contains-text(&quot;Ok&quot;)" calcext:base-cell-address="Conteúdo.C32"/>
          </calcext:conditional-format>
          <calcext:conditional-format calcext:target-range-address="Conteúdo.C32:Conteúdo.D32 Conteúdo.C33:Conteúdo.C50">
            <calcext:condition calcext:apply-style-name="ConditionalStyle_15" calcext:value="contains-text(&quot;Falta&quot;)" calcext:base-cell-address="Conteúdo.C32"/>
          </calcext:conditional-format>
          <calcext:conditional-format calcext:target-range-address="Conteúdo.D35:Conteúdo.D35 Conteúdo.D33:Conteúdo.D34">
            <calcext:condition calcext:apply-style-name="ConditionalStyle_14" calcext:value="contains-text(&quot;Ok&quot;)" calcext:base-cell-address="Conteúdo.D33"/>
          </calcext:conditional-format>
          <calcext:conditional-format calcext:target-range-address="Conteúdo.D35:Conteúdo.D35 Conteúdo.D33:Conteúdo.D34">
            <calcext:condition calcext:apply-style-name="ConditionalStyle_13" calcext:value="contains-text(&quot;Falta&quot;)" calcext:base-cell-address="Conteúdo.D33"/>
          </calcext:conditional-format>
          <calcext:conditional-format calcext:target-range-address="Conteúdo.D36:Conteúdo.D38">
            <calcext:condition calcext:apply-style-name="ConditionalStyle_12" calcext:value="contains-text(&quot;Ok&quot;)" calcext:base-cell-address="Conteúdo.D36"/>
          </calcext:conditional-format>
          <calcext:conditional-format calcext:target-range-address="Conteúdo.D36:Conteúdo.D38">
            <calcext:condition calcext:apply-style-name="ConditionalStyle_11" calcext:value="contains-text(&quot;Falta&quot;)" calcext:base-cell-address="Conteúdo.D36"/>
          </calcext:conditional-format>
          <calcext:conditional-format calcext:target-range-address="Conteúdo.D39:Conteúdo.D39">
            <calcext:condition calcext:apply-style-name="ConditionalStyle_10" calcext:value="contains-text(&quot;Ok&quot;)" calcext:base-cell-address="Conteúdo.D39"/>
          </calcext:conditional-format>
          <calcext:conditional-format calcext:target-range-address="Conteúdo.D39:Conteúdo.D39">
            <calcext:condition calcext:apply-style-name="ConditionalStyle_9" calcext:value="contains-text(&quot;Falta&quot;)" calcext:base-cell-address="Conteúdo.D39"/>
          </calcext:conditional-format>
          <calcext:conditional-format calcext:target-range-address="Conteúdo.D43:Conteúdo.D43 Conteúdo.D40:Conteúdo.D42">
            <calcext:condition calcext:apply-style-name="ConditionalStyle_8" calcext:value="contains-text(&quot;Ok&quot;)" calcext:base-cell-address="Conteúdo.D40"/>
          </calcext:conditional-format>
          <calcext:conditional-format calcext:target-range-address="Conteúdo.D43:Conteúdo.D43 Conteúdo.D40:Conteúdo.D42">
            <calcext:condition calcext:apply-style-name="ConditionalStyle_7" calcext:value="contains-text(&quot;Falta&quot;)" calcext:base-cell-address="Conteúdo.D40"/>
          </calcext:conditional-format>
          <calcext:conditional-format calcext:target-range-address="Conteúdo.D44:Conteúdo.D54 Conteúdo.C52:Conteúdo.C59">
            <calcext:condition calcext:apply-style-name="ConditionalStyle_6" calcext:value="contains-text(&quot;Ok&quot;)" calcext:base-cell-address="Conteúdo.C44"/>
          </calcext:conditional-format>
          <calcext:conditional-format calcext:target-range-address="Conteúdo.D44:Conteúdo.D54 Conteúdo.C52:Conteúdo.C59">
            <calcext:condition calcext:apply-style-name="ConditionalStyle_5" calcext:value="contains-text(&quot;Falta&quot;)" calcext:base-cell-address="Conteúdo.C44"/>
          </calcext:conditional-format>
          <calcext:conditional-format calcext:target-range-address="Conteúdo.D56:Conteúdo.D63 Conteúdo.D55:Conteúdo.D55 Conteúdo.C59:Conteúdo.C63">
            <calcext:condition calcext:apply-style-name="ConditionalStyle_4" calcext:value="contains-text(&quot;Ok&quot;)" calcext:base-cell-address="Conteúdo.C55"/>
          </calcext:conditional-format>
          <calcext:conditional-format calcext:target-range-address="Conteúdo.D56:Conteúdo.D63 Conteúdo.D55:Conteúdo.D55 Conteúdo.C59:Conteúdo.C63">
            <calcext:condition calcext:apply-style-name="ConditionalStyle_3" calcext:value="contains-text(&quot;Falta&quot;)" calcext:base-cell-address="Conteúdo.C55"/>
          </calcext:conditional-format>
          <calcext:conditional-format calcext:target-range-address="Conteúdo.C65:Conteúdo.D70">
            <calcext:condition calcext:apply-style-name="ConditionalStyle_2" calcext:value="contains-text(&quot;Ok&quot;)" calcext:base-cell-address="Conteúdo.C65"/>
          </calcext:conditional-format>
          <calcext:conditional-format calcext:target-range-address="Conteúdo.C65:Conteúdo.D70">
            <calcext:condition calcext:apply-style-name="ConditionalStyle_1" calcext:value="contains-text(&quot;Falta&quot;)" calcext:base-cell-address="Conteúdo.C65"/>
          </calcext:conditional-format>
        </calcext:conditional-formats>
      </table:table>
      <table:table table:name="Plan3" table:style-name="ta2">
        <table:table-column table:style-name="co4" table:number-columns-repeated="1024" table:default-cell-style-name="Default"/>
        <table:table-row table:style-name="ro8" table:number-rows-repeated="104857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Plan1" table:style-name="ta3">
        <table:table-column table:style-name="co4" table:number-columns-repeated="1024" table:default-cell-style-name="Default"/>
        <table:table-row table:style-name="ro8" table:number-rows-repeated="104857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MonO" svg:font-family="MonO" style:font-pitch="fixed"/>
    <style:font-face style:name="Mono" svg:font-family="Mono" style:font-pitch="fixed"/>
    <style:font-face style:name="Mangal" svg:font-family="Mangal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8" style:display-name="ConditionalStyle_18" style:family="table-cell" style:parent-style-name="Default">
      <style:table-cell-properties fo:background-color="#00b0f0"/>
    </style:style>
    <style:style style:name="ConditionalStyle_5f_17" style:display-name="ConditionalStyle_17" style:family="table-cell" style:parent-style-name="Default">
      <style:table-cell-properties fo:background-color="#ff0000"/>
    </style:style>
    <style:style style:name="ConditionalStyle_5f_16" style:display-name="ConditionalStyle_16" style:family="table-cell" style:parent-style-name="Default">
      <style:table-cell-properties fo:background-color="#00b0f0"/>
    </style:style>
    <style:style style:name="ConditionalStyle_5f_15" style:display-name="ConditionalStyle_15" style:family="table-cell" style:parent-style-name="Default">
      <style:table-cell-properties fo:background-color="#ff0000"/>
    </style:style>
    <style:style style:name="ConditionalStyle_5f_14" style:display-name="ConditionalStyle_14" style:family="table-cell" style:parent-style-name="Default">
      <style:table-cell-properties fo:background-color="#00b0f0"/>
    </style:style>
    <style:style style:name="ConditionalStyle_5f_13" style:display-name="ConditionalStyle_13" style:family="table-cell" style:parent-style-name="Default">
      <style:table-cell-properties fo:background-color="#ff0000"/>
    </style:style>
    <style:style style:name="ConditionalStyle_5f_12" style:display-name="ConditionalStyle_12" style:family="table-cell" style:parent-style-name="Default">
      <style:table-cell-properties fo:background-color="#00b0f0"/>
    </style:style>
    <style:style style:name="ConditionalStyle_5f_11" style:display-name="ConditionalStyle_11" style:family="table-cell" style:parent-style-name="Default">
      <style:table-cell-properties fo:background-color="#ff0000"/>
    </style:style>
    <style:style style:name="ConditionalStyle_5f_10" style:display-name="ConditionalStyle_10" style:family="table-cell" style:parent-style-name="Default">
      <style:table-cell-properties fo:background-color="#00b0f0"/>
    </style:style>
    <style:style style:name="ConditionalStyle_5f_9" style:display-name="ConditionalStyle_9" style:family="table-cell" style:parent-style-name="Default">
      <style:table-cell-properties fo:background-color="#ff0000"/>
    </style:style>
    <style:style style:name="ConditionalStyle_5f_8" style:display-name="ConditionalStyle_8" style:family="table-cell" style:parent-style-name="Default">
      <style:table-cell-properties fo:background-color="#00b0f0"/>
    </style:style>
    <style:style style:name="ConditionalStyle_5f_7" style:display-name="ConditionalStyle_7" style:family="table-cell" style:parent-style-name="Default">
      <style:table-cell-properties fo:background-color="#ff0000"/>
    </style:style>
    <style:style style:name="ConditionalStyle_5f_6" style:display-name="ConditionalStyle_6" style:family="table-cell" style:parent-style-name="Default">
      <style:table-cell-properties fo:background-color="#00b0f0"/>
    </style:style>
    <style:style style:name="ConditionalStyle_5f_5" style:display-name="ConditionalStyle_5" style:family="table-cell" style:parent-style-name="Default">
      <style:table-cell-properties fo:background-color="#ff0000"/>
    </style:style>
    <style:style style:name="ConditionalStyle_5f_4" style:display-name="ConditionalStyle_4" style:family="table-cell" style:parent-style-name="Default">
      <style:table-cell-properties fo:background-color="#00b0f0"/>
    </style:style>
    <style:style style:name="ConditionalStyle_5f_3" style:display-name="ConditionalStyle_3" style:family="table-cell" style:parent-style-name="Default">
      <style:table-cell-properties fo:background-color="#ff0000"/>
    </style:style>
    <style:style style:name="ConditionalStyle_5f_2" style:display-name="ConditionalStyle_2" style:family="table-cell" style:parent-style-name="Default">
      <style:table-cell-properties fo:background-color="#00b0f0"/>
    </style:style>
    <style:style style:name="ConditionalStyle_5f_1" style:display-name="ConditionalStyle_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9">00/00/0000</text:date>, <text:time style:data-style-name="N2" text:time-value="13:02:39.79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teúdo" style:display-name="PageStyle_Conteúd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i</meta:initial-creator>
    <meta:print-date>2015-04-13T22:24:15</meta:print-date>
    <meta:creation-date>2014-12-16T18:10:59</meta:creation-date>
    <dc:date>2021-09-29T13:12:04.267000000</dc:date>
    <meta:generator>LibreOffice/6.1.4.2$Windows_X86_64 LibreOffice_project/9d0f32d1f0b509096fd65e0d4bec26ddd1938fd3</meta:generator>
    <meta:editing-duration>P2DT9H19M1S</meta:editing-duration>
    <meta:editing-cycles>34</meta:editing-cycles>
    <meta:document-statistic meta:table-count="3" meta:cell-count="12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